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 CYR" svg:font-family="'Times New Roman CY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style:style style:name="P3" style:family="paragraph" style:parent-style-name="Standard">
      <style:paragraph-properties fo:margin-left="0cm" fo:margin-right="0cm" fo:text-align="center" style:justify-single-word="false" fo:text-indent="1.199cm" style:auto-text-indent="false"/>
      <style:text-properties fo:font-size="14pt" fo:language="ru" fo:country="RU" style:font-size-asian="14pt" style:font-size-complex="14pt"/>
    </style:style>
    <style:style style:name="P4" style:family="paragraph" style:parent-style-name="Standard">
      <style:paragraph-properties fo:margin-left="0cm" fo:margin-right="0cm" fo:text-align="center" style:justify-single-word="false" fo:text-indent="1.199cm" style:auto-text-indent="false"/>
      <style:text-properties fo:font-size="14pt" fo:language="ru" fo:country="RU" fo:font-weight="bold" style:font-size-asian="14pt" style:font-weight-asian="bold" style:font-size-complex="14pt" style:font-weight-complex="bold"/>
    </style:style>
    <style:style style:name="P5"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P6"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style:style style:name="P7"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P8" style:family="paragraph" style:parent-style-name="Standard" style:list-style-name="">
      <style:paragraph-properties fo:margin-left="0cm" fo:margin-right="0cm" fo:text-align="justify" style:justify-single-word="false" fo:text-indent="1.199cm" style:auto-text-indent="false" style:text-autospace="none"/>
    </style:style>
    <style:style style:name="P9" style:family="paragraph" style:parent-style-name="Standard" style:list-style-name="">
      <style:paragraph-properties fo:margin-left="0cm" fo:margin-right="0cm" fo:text-align="justify" style:justify-single-word="false" fo:text-indent="1.199cm" style:auto-text-indent="false" style:text-autospace="none"/>
      <style:text-properties style:font-name="Times New Roman CYR" fo:font-size="14pt" fo:language="ru" fo:country="RU" style:font-name-asian="Times New Roman CYR" style:font-size-asian="14pt" style:font-name-complex="Times New Roman CYR" style:font-size-complex="14pt"/>
    </style:style>
    <style:style style:name="T1" style:family="text">
      <style:text-properties fo:language="ru" fo:country="RU"/>
    </style:style>
    <style:style style:name="T2" style:family="text">
      <style:text-properties style:font-name="Times New Roman CYR" fo:font-size="14pt" fo:language="ru" fo:country="RU" style:font-name-asian="Times New Roman CYR" style:font-size-asian="14pt" style:font-name-complex="Times New Roman CYR" style:font-size-complex="14pt"/>
    </style:style>
    <style:style style:name="T3" style:family="text">
      <style:text-properties style:font-name="Times New Roman CYR" fo:font-size="12pt" fo:language="ru" fo:country="RU" style:font-name-asian="Times New Roman CYR" style:font-size-asian="12pt" style:font-name-complex="Times New Roman CYR" style:font-size-complex="12pt"/>
    </style:style>
    <style:style style:name="T4" style:family="text">
      <style:text-properties style:font-name="Times New Roman" fo:font-size="14pt" fo:language="en" fo:country="US" style:font-name-asian="Times New Roman" style:font-size-asian="14pt" style:font-name-complex="Times New Roman" style:font-size-complex="14pt"/>
    </style:style>
    <style:style style:name="T5" style:family="text">
      <style:text-properties style:font-name="Times New Roman" fo:font-size="14pt" fo:language="en" fo:country="US" style:font-name-asian="Times New Roman" style:font-size-asian="14pt" style:font-name-complex="Times New Roman"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МУЗЫКА</text:p>
      <text:p text:style-name="P2"/>
      <text:p text:style-name="P3">1</text:p>
      <text:p text:style-name="P2"/>
      <text:p text:style-name="P5"><text:span text:style-name="T1">Ана часто</text:span> думала о последнем дне перед его отъездом, о вечере, проведенном вместе - перед тем, как на следующее утро дежурный поезд унес его в хаос зарождающегося дня. </text:p>
      <text:p text:style-name="P5">Самое важное - это вспомнить голос. Слова, произнесенные на выдохе. Лицо, склонившееся к ней, в синеватом полумраке квартала - так близко, что она чувствует его частое взволнованное дыхание. Она понимает - он хочет что-то сказать и никак не может решиться. Но его нельзя торопить. Скоро наступит час тишины. </text:p>
      <text:p text:style-name="P5">Электрический свет обманчив. Газовые фонари искажают цвета и воспоминания. Все эти образы, в искусственном освещении, выхваченные раскаленным газом из вечернего сумрака, столь призрачны и мимолетны, что, когда вызываешь их к жизни, пытаешься представить его глаза, улыбку, тонкие морщинки на лбу, то постепенно понимаешь, что лишь беспомощно додумываешь то, что уже успела забыть.</text:p>
      <text:p text:style-name="P5">Но нет, нужен лишь голос.</text:p>
      <text:p text:style-name="P5">Все остальное восстановится само, потянется вслед за словами, прозвучавшими в памяти, и на секунду покажется, что он по-прежнему здесь, он никуда не уезжал, и ей лишь приснилось это пустое невыносимое одиночество.</text:p>
      <text:p text:style-name="P5">Вот вечер. </text:p>
      <text:p text:style-name="P5">Им захотелось пройтись. Воздух в старом районе, уже готовом к пришествию ночи, кажется разреженным, точно они на высоте в сотню миль. Сумрачная улица идет под откос. Стальные своды эстакады нависают над ними, поднимаясь все выше и выше, по мере того, как оседает, проваливается в вечерние сумерки пешеходный тракт. Загораются дымчатым синим светом фонари на каменных стенах. </text:p>
      <text:p text:style-name="P5">И вот он. Идет рядом. Смотрит куда-то в сторону, что-то отвлекло его внимани<text:span text:style-name="T1">е</text:span>. Но ведь вокруг них ничего нет, ничего не имеет значения. Она по-прежнему чего-то ждет. Как будто сейчас он посмотрит на нее, улыбнется - его взгляд, едва заметные морщины на лбу - и...</text:p>
      <text:p text:style-name="P5">Над головой проносится поезд, вдалеке проходят какие-то люди, слышатся голоса, затем шум постепенно стихает.</text:p>
      <text:p text:style-name="P5">Она останавливается и смотрит на небо. Он стоит рядом, обнимает ее за плечо - и молчит. Небо не сохранилось в памяти, и оттого кажется пустым, лишенным признаков надвигающейся ночи. </text:p>
      <text:p text:style-name="P5">Она вдруг начинает приглядываться к прохожим и понимает, что у них нет лиц, лишь невзрачные тени, даже стены зданий серые и пустые - <text:soft-page-break/>стоит лишь задержать взгляд, как вся эта иллюзия, это мнимое воспоминание начинает разрушаться, кажется, что все вокруг медленно и неотвратимо проваливается в черную пустоту, исчезают случайные люди, гаснет свет, и последний поезд бесшумно соскальзывает куда-то вниз, за границы зрения...</text:p>
      <text:p text:style-name="P5">Уже поздно, пора возвращаться домой.</text:p>
      <text:p text:style-name="P5"><text:span text:style-name="T1">- </text:span>Мне надо с тобой поговорить... - <text:s/>говорит Нив. <text:span text:style-name="T1">- </text:span>...Я давно хотел... Как ты себя чувствуешь... Нужно обязательно вернуться сюда...</text:p>
      <text:p text:style-name="P5">Темнота, голос звучит все тише. Она вспоминает уже только слова, но не то, как он произносил их. Она не видит его лица. </text:p>
      <text:p text:style-name="P5"><text:span text:style-name="T1">- </text:span>...Просто не происходят... Но ты почему-то все равно... Это пройдет так быстро... Только не забудь, что... - и дальше пустота, она не может вспомнить.</text:p>
      <text:p text:style-name="P5">Некоторые вещи просто не происходят, говорил когда-то Нив, хотя она уже и не помнила, чем они занимались тогда, почему он вдруг сказал это, было сонное утро или же вечер, когда сложно дышать, а может быть, она сама, отчаявшись, придумала все это - воспоминаний не сохранилось, они потерялись в одном из тех снов, после которых кажется, что позабыл целые годы жизни, <text:span text:style-name="T1">и </text:span>остались только слова. </text:p>
      <text:p text:style-name="P5">Некоторые вещи просто не происходят, говорил Нив, но ты почему-то все равно ждешь их всю жизнь.</text:p>
      <text:p text:style-name="P5">Она думала о дне перед его отъездом, она была уверена, будто забыла о чем-то - он все же решился и сказал ей в тот вечер, когда они были одни под пустым вечерним небом, сказал, что... - и это было так важно, что теперь, лишь из-за того, что эти слова затерялись, запутались где-то в бессонных душных ночах без него, он не может вернуться назад.</text:p>
      <text:p text:style-name="P5">Это было невыносимо - полагаться на память, лежать несколько часов без сна, пытаясь вспомнить то, что совсем еще недавно звучало так ярко и ясно. Когда, обессилев, она наконец засыпала, то сон становится лишь блеклым продолжением ночи, и она видела, чувствовала то же, что и в последние секунды перед тем, как провалиться в беспамятство - темнота, неразборчивые очертания предметов, словно неуверенно отступающих в тень - и так до самого рассвета, пока не начнет работать радио. </text:p>
      <text:p text:style-name="P5">Мерно шумит очиститель воздуха. Собственное дыхание тяжелое и неровное, во сне и наяву. <text:span text:style-name="T1">Опустошенная ночь за окном. В комнате никого нет.</text:span></text:p>
      <text:p text:style-name="P5"><text:span text:style-name="T1"/></text:p>
      <text:p text:style-name="P5"><text:span text:style-name="T1">*</text:span></text:p>
      <text:p text:style-name="P5"><text:span text:style-name="T1"/></text:p>
      <text:p text:style-name="P8"><text:span text:style-name="T2">Ане не</text:span><text:span text:style-name="T4"> </text:span><text:span text:style-name="T2">спалось. Воздух в комнате казался ей сухим и теплым - как на окраине городе в середине дня, где особенно сильно свирепствует ветер, и </text:span><text:soft-page-break/><text:span text:style-name="T2">песок быстро забивает респираторные фильтры, - хотя была уже глубокая ночь, и исправно гудел ее комнатный очиститель. Однако каждый вздох словно обжигал ее легкие. Ана беспокойно ворочалась, чувствуя, что она даже не может вздохнуть в полную грудь. Постель была непривычно жесткой, все тело ломило. Ана думала, что нужно встать, разогреть воду, заварить себе суп, быть может, даже попытаться настроить радио на какую-нибудь запоздалую полуночную волну, по которой рассказывают о вчерашних событиях и дают прогнозы погоды, однако она никак не могла решиться, признаться самой себе в том, что уже несколько часов кряду не может заснуть. Ане казалось, что она начинает постепенно проваливаться в сон, все ее волнения, яркие беспокойные воспоминания о прошедшем дне, мысли о записке Нива постепенно блекнут, судорожный пульс замедляется, голова тяжелеет, даже становится легче дышать. Если же она сейчас встанет, если начнет заваривать суп, слушать радио, даже просто будет сидеть у окна, то уже точно не сможет заснуть всю ночь. </text:span></text:p>
      <text:p text:style-name="P9">Но потом вновь ее начинало беспокоить что-то, она вспоминала лицо Литы, какие-нибудь слова из записки Нива, переворачивалась на другой бок, даже открывала глаза. Устав притворяться, что засыпает, Ана наконец встала с постели и тут же покачнулась из-за того, что у нее обморочно потемнело в глазах.</text:p>
      <text:p text:style-name="P9">Записка Нива, оставленная рядом с приемником, казалась лишь чистым листом бумаги, как будто все его пронумерованные заметки непонятно исчезли за то время, что Ана лежала постели или же просто приснились ей во время очередного обманчивого сна, похожего на несбыточное воспоминание.</text:p>
      <text:p text:style-name="P8"><text:span text:style-name="T4">Над городом медленно плыли редкие облака, освещенные снизу прожекторными лучами, поднившимися от высоких зданий. </text:span><text:span text:style-name="T2">Ане</text:span><text:span text:style-name="T4"> вдруг показалось, что это ветер поднял в черное беззвездное небо тучи песка, и скоро здесь, на улицах, погрузившихся в тишину, начнется </text:span><text:span text:style-name="T2">страшная </text:span><text:span text:style-name="T4">песчаная буря</text:span><text:span text:style-name="T2">, какие бывают только в самом сердце спящих земель. Песок забьет все воздуховоды, будет нечем дышать.</text:span></text:p>
      <text:p text:style-name="P9">Ана медленно прошлась по комнате, все еще чувствуя легкое головокружение из-за того, что слишком резко встала с постели. Ее немного подташнивало, и она удивлялась, как совсем еще недавно могла представлять, что будет заваривать себе отвратительный сладкий суп из концентрата.</text:p>
      <text:p text:style-name="P9">Ана включила свет, собираясь еще раз перечитать записку Нива. Лампы на потолке ярко вспыхнули, и Ана сощурила глаза, прикрыв ладонью лицо.</text:p>
      <text:p text:style-name="P9">Город за окном словно отдалился от Аны, как только загорелся колкий электрический свет. Улица, бесплотно проступавшая сквозь <text:soft-page-break/>отражения комнатных предметов в стекле, казалась какой-то призрачной и нереальной, точно все ее бессонные метания, странная боль во всем теле и даже затрудненное дыхание, столь привычное по ночам, в действительности лишь продолжение какого-то беспокойного пугающего сна, в котором на город надвигается песчаная буря, и она осталась совсем одна.</text:p>
      <text:p text:style-name="P9">Ане вдруг подумала, что в комнате ее царит возмутительный беспорядок, все вещи стоят в неправильном порядке, и именно из-за этого она никак не может заснуть.Угловатая тумбочка, неровно придвинутая к кровати, была словно бы не на своем месте. Небольшой шкафчик рядом с окном стоял неровно, под углом, точно кто-то пытался заглянуть за стены. Нижние ящики стола вышли из пазов и не задвигались до конца.</text:p>
      <text:p text:style-name="P9">Ана снова прошлась по комнате, надеясь, что это непонятное чувство дискомфорта исчезнет. Потом остановилась перед тумбочкой, на которой лежала тяжелая пыльная книга и шприц со вставленно ампулой, аккуратно завернутый в бинт. Она положила шприц на постель и склонилась на тумбочкой. Тумбочка хлипко заскрипела, неохотно сдвинулась, но никак не хотела ехать по прямой, как будто все время пытаясь вырываться у Аны из рук. Наконец ее непослушные колесики подвернулись, тумбочка резко отклонилась влево и <text:s/>уперлась углом в кровать. Ана устало вздохнула, обхватила тумбочку руками и с трудом, подталкивая тумбочку с разных сторон, придвинула к стене. Она отошла к другому концу кровати и вдруг подумала, что теперь, пытаясь заснуть, она будет все время видеть шприц и книгу, чувствовать запах шара и пыли, которой ее медицинский справочник уже пропитался насквозь.</text:p>
      <text:p text:style-name="P9">И Ана потащила тумбочку назад, туда, где она стояла раньше, в ногах - когда для того, чтобы дотянуть до шприца или книги ей приходилось вставать с постели. Она вновь положила завернутый в бинт шприц рядом с книгой и села на постель. Но что-то по-прежнему не давало ей покоя.</text:p>
      <text:p text:style-name="P9">Ана придвинула к стене шкаф, отражение в окне изменилось, ей даже немного полегчало, однако одна из дверок шкафа случайно приоткрылась, и Ана невольно заглянула внутрь. Внутри была их одежда, какие-то старые вещи, затянутые в бесформенные мешки, куртка Нива, совсем новая, которую он одевал всего несколько раз - на приздники, когда они вместе глуляли по городу. Рука Аны потянулась к куртке, она уже почти чувствовала прикосновение к знакомой шершавой ткани, длинному лацкану, воротнику, но вдруг Ану смутило что-то, она поморщилась и отдернула руку.</text:p>
      <text:p text:style-name="P9">Стол, стоявший прямо напротив окна так - что днем, когда Ана слушала радио, ей в лицо светило солнце - ей предлагал переставить еще Нив, но они как-то все время забывали об этом.</text:p>
      <text:p text:style-name="P9"><text:soft-page-break/>Ана пригнулась, уперлась в стол боком и навалилась на него всем своим весом, однако стол даже не сдвинулся с места. Тогда Ана ухватилась руками за крышку и попробовала просто отодвинуть его от окна.</text:p>
      <text:p text:style-name="P9">Приемник на столе покачнулся и чуть не свалился на пол. Ана вздоргнула и, судорожно вздохнув, переставила радио на подоконник, положив туда же записку Нива, как если бы боялась, что она сгинет, растворится в воздухе, стоит ей лишь соскользнуть со стола. Потом Ана вытащила ящики - тяжелые, так, что она едва могла удержать каждый из них в руках - забитые стопками бумаги, какими-то непонятными предметами, карандашами, книгами, деталями от старой радиолы, которую Нив когда-то разобрал.</text:p>
      <text:p text:style-name="P9">Теперь ей было значительно легче. Ана без труда смогла развернуть стол и, навалившись всем телом, начала сдвигать к стене. Закончив со столом, Ана почувствовала, что у нее дрожат ноги и руки, а дышать стало еще тяжелее, чем раньше. Однако в то же время она ощущала какое-то странное умиротворяющее спокойствие. Ана посмотрела в окно - отражения комнатных предметов обстановки вещей уже не казались такими резкими и неестественными, - уселась на пол и стала перебирать вещи в ящиках.</text:p>
      <text:p text:style-name="P9">Голова у Аны разболелась, в глазах снова потемнело, как будто одно лишь изменение положения в пространстве вызывало у нее тяжелое обморочное головокружение, но Ана продолжала упорно выгребать все содержимое ящиков на пол.</text:p>
      <text:p text:style-name="P9">Она уже не помнила предназначения половины вещей - все эти странные часто сломанные предметы были как будто чужими, принесенными в ее дом непонятными людьми и на много лет погребенными под связками старой бумаги и пылью. </text:p>
      <text:p text:style-name="P9">Ана складывала в стопки бессвязные страницы, иногда чистые и чуть пожелтевшие от времени, иногда с неразборчивыми пометками от руки, отсортировала старые календари с сезонным расписанием для давно прошедших лет, разложила по металлическим коробкам сточенные цветные карандаши. Она нашла упакованный в бумажный конверт сменный фильтр для респиратора, который совсем недавно потеряла, поцарапанную линзу от какого-то прибора, две иглы разной длины для ее шприца, пустую треснутую ампулу - и положила все это аккуратно обратно в ящик, даже разбитую ампулу, словно и этот колкий обломок стекла мог для чего-нибудь пригодиться.</text:p>
      <text:p text:style-name="P9">Среди всего этого хаоса, поломанных вещей, заметок, которые она все никак не решалась выбросить, хотя они не имели уже ни малейшего смысла, Ана нашла и массивный бобин с магнитной пленкой, на котором была кривая наклейка с многозначными цифрами - как на дежурных <text:soft-page-break/>записях в бесконечных архивах видая-лаи. Она долго разглядывала бобин, наклейку с порядковыми цифрами, но никак не могла вспомнить, чтобы приносила когда-нибудь записи своих бесед с воспитанниками домой. Это запрещалось, согласно порядкам в видая-лае да и не имело никакого смысла, учитывая, что дома у нее не было магнитографа.</text:p>
      <text:p text:style-name="P9">Ана вспомнила, как Нив однажды сетовал на то, что у них нет своего проигрывателя - хотя так и не ответил ей тогда, что же собирался слушать или записать. Ана вдруг подумала, что бобин с пленкой уже тогда лежал в ее столе, что на пленке записано какое-нибудь послание, или музыка, передача, чей-нибудь разговор, который имеет для Нива особенное значение, который он хотел дать послушать и ей тоже, но никак не решался все это объяснить.</text:p>
      <text:p text:style-name="P9">Ана вернула ящики на место, поставила на стол приемник, положила рядом с ним бобин и села за стол - перечитывать записку, как будто надеялась, что в ней рассказывается о непонятной пленке.</text:p>
      <text:p text:style-name="P9">Ана даже не помнила как заснула, перестановка окончательно лишила ее сил, и утром она с трудом заставила себя подняться и сделать себе укол. На какую-то секунду ей показалась, что ночная перестановка ей только приснилась, но стол действительно был отодвинут от окна, а рядом с приемником лежал бобин с непонятной пленкой.</text:p>
      <text:p text:style-name="P9">Ана взяла пленку с собой, чтобы прослушать ее на работе - в то время,</text:p>
      <text:p text:style-name="P9">когда все дети собираются на подземном этаже, никто не шумит в соседней комнате, в ее кабинете пусто и тихо, и никто не должен ей помешать.</text:p>
      <text:p text:style-name="P5"><text:span text:style-name="T1"/></text:p>
      <text:p text:style-name="P2"/>
      <text:p text:style-name="P2">*</text:p>
      <text:p text:style-name="P2"/>
      <text:p text:style-name="P5"><text:span text:style-name="T1">Запись</text:span> <text:span text:style-name="T1">начиналась</text:span> с тишины. <text:span text:style-name="T1">По какой-то причине Ане упорно казалось</text:span>, что тишина <text:span text:style-name="T1">эта, как чей-то голос, тоже была неведомым образом записана на пленку</text:span>. Это выжидающее молчание в самом начале записи длилось совсем недолго - меньше, чем размеренный глубокий вздох, - и продолжалось тихим пульсирующим шумом, действительно чем-то напоминавшим дыхание.</text:p>
      <text:p text:style-name="P2">Невнятное прерывистое шипение, из-за которого казалось, что у Аны стал плохо работать магнитограф, сменялось резким и громким треском, как во время нечеткой передачи, когда голос неожиданно уходит в истерический шум, а потом начиналось быстрое чередование высоких сигналов, похожее на музыку, вроде той, что играют в поездах - тонкий пунктир, в котором каждый звук нервно нарастал, переливаясь в рваный <text:soft-page-break/>фальцет, нарушая ритм, словно кто-то торопливо отсчитывал колебания воздуха, но потом сбивался и начинал вновь - все громче и громче, с нарастающим раздражением. Эта нервная музыка обрывалась оглушающей тишиной, после которой слышался тусклый шорох, шум рассыпающегося песка в пустыне, и наконец проигрыватель останавливался - один диск с пленкой был уже пуст и беспомощно застыл на шарнире, - отыграв всю запись до конца.</text:p>
      <text:p text:style-name="P2">Ана прослушала запись пять раз подряд и вдруг заметила, что ее собственное дыхание начинает подчиняться неровному сбивчивому ритму, так похожему на бызускусные мелодии переполненной надземки, который превращается в раздражающую какофонию и сменяется тишиной, кратким перерывом перед окончанием пленки.</text:p>
      <text:p text:style-name="P5">Ана сняла тяжелые наушники, положила их на <text:span text:style-name="T1">стол</text:span> и помассировала пальцами переносицу - там, где было воспаленное покраснение от респираторной маски. Ана старалась дышать медленно, глубоко и ровно - как делала, по совету врача, когда чувствовало приближение приступа, - но это не помогало. Она ощущала странный пульсирующий ритм во всем своем теле, с каждым вздохом, с каждым движением руки. Даже ее тесная комната, освещенная <text:span text:style-name="T1">пыльным уличным </text:span>светом, ровные стыки стиснутых стен, идеальная плоскость потолка - все эти параллельные поверхности, пересекающиеся прямые - стала лишь продолжение<text:span text:style-name="T1">м</text:span>, олицетворением той сложной ритмичной закономерности, которая таилась <text:span text:style-name="T1">на пленке</text:span>.</text:p>
      <text:p text:style-name="P5">Теперь уже <text:span text:style-name="T1">запись</text:span> совсем не <text:span text:style-name="T1">казалась</text:span> Ане лишенным смысла. Она начала неосознанно, как бы интуитивно понимать <text:span text:style-name="T1">ее</text:span> - точно речь на чужом языке, в которой не разбираешь слов, но в самих интонациях, в паузах, как зияющих пустотах, между фразами, во время которых говорящий делает глубокий вздох, чтобы начать все заново, даже в звенящих окончаниях слов ощущаешь некую тень, ускользающий призрак смысла.</text:p>
      <text:p text:style-name="P5">Ана вновь надела наушники поставила ленту на перемотку. <text:s/>Дышать было тяжело, как будто ей теперь даже в помещении требовалась респираторная маска. Ана почувствовала, как у нее начинает тяжелеть как от хмеля голова. Магнитограф издал отрывистый щелчок - запись была снова готова к прослушиванию. Ана неуверенно нажала на затертую, сохранившую отпечатки тысяч прикосновений кнопку, диски с лентой тихой скрипнул, сдвинулся с места, и в наушниках послышалась глубокая осмысленная тишина.</text:p>
      <text:p text:style-name="P2">Ана не отрываясь смотрела на то, как тонкая прозрачная лента медленно тянется между двумя металлическими дисками ее магнитографа, которые синхронно закручивались вокруг своей оси, словно сжимая пространства в магнитную нить. Лента огибала блестящие серебристые стержни - сначала маленький, который мог двигаться в округлых пазах, <text:soft-page-break/>изменяя скорость проигрывания, затем большой, затем еще один такой же, пока ее не затягивало в угловатый блок с электромагнитными головками, которые считывали с пленки звук. Лентопротяжный механизм чуть слышно поскрипывал, и сам магнитограф судорожно вибрировал под электрическим напряжением - или же это просто дрожали у Аны руки.</text:p>
      <text:p text:style-name="P2"/>
      <text:p text:style-name="P2">*</text:p>
      <text:p text:style-name="P2"/>
      <text:p text:style-name="P2">Ана возвращалась с работы и вышла на станции, чтобы сделать пересадку на последнюю линию, по которой поезд довез бы ее до самой Самкары. Ей нужно было переходить через широкую улицу, похожую на спешно сооруженный базар - разноцветные шатры, примыкавшие к стенам зданий, люди с круглыми подносами, заваленными цветистой мишурой, похожие скорее на приставучих попрашаек, чем на торговцев. Ближе к вечеру толпа в этом квартале редела, многие из деляг прикрывали свои бестолковые лавки, считая, видимо, что торговать в сумерки - это плохая примета, однако все еще было людно, и стоял какой-то неугомонный раздражающий гул - беспрерывная речь разными голосами на разных языках, радио-приемники, хрипевшие сразу со всех сторон, яростно перекрикивая друг друга, резкая электрическая музыка, напоминавшая завывание ветра и шум осыпающегося песка.</text:p>
      <text:p text:style-name="P2">Ана обычно не обращала внимания на эту угасающую кутерьму - ее никто не трогал, да и ей нужно было пройти до Келивана меньше квартала пешком, - но в этот раз она чуть не столкнулась с высоким парнем в яркой расшитой куртке, надетой поверх еще одной, точно такой же, который продавал огромные бусы с ненатуральными синими камнями и шел, не глядя перед собой, пораженно уставившись на какой-то прилавок под выляневшим навесом, где собралась уже целая толпа. Ана едва увернулась от него и тоже невольно посмотрела на торговый развал.</text:p>
      <text:p text:style-name="P2">И тут она увидела его. Нив. Он стоял, повернувшись к ней спиной, и о чем-то говорил с торговцем. Ана крикнула - насколько ей позволяла респираторная маска, - но он даже не обернулся, словно забыв, как его зовут. Ана взволнованно метнулась к прилавку, но ей преградил дорогу невысокий кряжистый мужчина, который нес увесистый радио-приемник, заботливо обхватив его полными короткопалыми руками. Ана оттлокнула его и, мужчина, чуть не выронив свою покупку, что-то прокричал ей на гаали. Нив тем временем уже быстро шагал по направлению к надземке.</text:p>
      <text:p text:style-name="P2">Ана побежала вслед за ним, но тут же почувствовала судорожные спазмы в груди и остановилась. Она несколько раз глубоко и хрипло вздохнула, склонив голову, упираясь рукой в какую-то стену, с которой осыпалась штукатурка. Нив же только прибавлял шаг, не оглядываясь <text:soft-page-break/>назад. Ана пошла вслед за ним, едва восстановив дыхание, хотя и понимала, что никак не сможет его догнать. Его фигура продолжала удаляться, пока не скрылась за поворотом, у самого входа на станцию. Когда Ана вошла в зал ожидания Келивана, то уже задыхалась от усталости.</text:p>
      <text:p text:style-name="P2">Нива внутри не было. Вообще в холле оказалось на удивление мало народу. Привычный полицейский, стоявший у коммутатора, со скукой следил за людьми, которые заходили в зал ожидания с улицы. Из громкоговорителей у потолка раздался протяжный раздраженный гудок - на станцию прибывал поезд. Ана стала торопливо подниматься на перрон, опираясь руками о перила и пытаясь перешагивать через две ступеньки.</text:p>
      <text:p text:style-name="P2">Она едва успела - поезд уже отбывал, и двери закрылись сразу же после того, как она ввалилась в вагон, обессиленно хрипя, чувствуя, как у нее начинает кружиться голова и темнеет в глазах как перед обмороком. </text:p>
      <text:p text:style-name="P2">Ана встала, устало присловнившись плечом к пилону в центре вагона. Состав раскачивался, стремительно набирая ход. Она поехала не к Самкаре, а совсем в другую сторону, где никогда до этого была. Ана вдруг подумала, что Нив мог сесть на поезд на противоположном перроне или даже вообще пойти вниз по улице. Она потеряла его. Навсегда.</text:p>
      <text:p text:style-name="P2">Придя в себя, Ана осмотрелась. Все скамейки в вагоне были заняты. Несколько человек стояли напротив окон, держась за высокие поручни, <text:s/>глядя то ли на город, отблески которого стремительно проносились в стекле, то ли на свои собственные прозрачные отражения. Ана, все еще покачиваясь от обморочной слабости, пробралась до конца вагона, опираясь руками о спинки сидений, еще раз оглянулась и вышла в тамбур. Следующий вагон.</text:p>
      <text:p text:style-name="P2">Здесь уже было свободнее. Какой-то мальчишка стоял, обхватив одной рукой серебристый пилон, а все остальные сидели. Ана шла между рядами сидений, вглядываясь в лица. </text:p>
      <text:p text:style-name="P2">В динамиках заиграла музыка - поезд приближался к станции. Ана почувствовала, как сжалось ее сердце. Несколько человек встали со скамеек и подошли к дверям. Поезд дернулся и стал замедляться; в окнах показался длинный перрон станции.</text:p>
      <text:p text:style-name="P2">- Нив! - отчаянно крикнула Ана.</text:p>
      <text:p text:style-name="P2">Почти все пассажиры обернулись на нее. Мальчишка, обнимавший пилон, вздрогнул и испуганно уставился на Ану. Пожилая женщина, сидевшая неподалеку, нахмурилась и покачала головой. </text:p>
      <text:p text:style-name="P2">Поезд остановился. Ана метнулась к дверям, решая, выходить ей или нет. </text:p>
      <text:p text:style-name="P2">На перроне было людно, и почти вся собравшаяся там толпа поперла <text:s/>в открытые двери. Ана толкали, она мешала им заходить. И тут Ана <text:soft-page-break/>увидела знакомую фигуру - Нив был уже в дальнем конце перрона, он промелькнул перед ее глазами на какое-то мгновение и скрылся на лестничной клетке.</text:p>
      <text:p text:style-name="P2">- Нив! - снова позвала Ана, но кричать было бесполезно.</text:p>
      <text:p text:style-name="P2">Она выскользнула из вагона - ей показалось, что в самую последнюю секунду, перед тем, как раздался извещающий об отбытии гудок, - и быстро зашагала к выходу с перрона. Он был совсем близко, но бежать она уже не могла.</text:p>
      <text:p text:style-name="P2">Ана вышла на улицу. Мостовая перед резко шла под откос, точно эта часть города была на несколько миль ниже уровня моря. Нива нигде не было. Над головой пролетела тень скоростного состава, уходившего в том направлении, откуда ее только что привез поезд.</text:p>
      <text:p text:style-name="P2"/>
      <text:p text:style-name="P2">*</text:p>
      <text:p text:style-name="P2"/>
      <text:p text:style-name="P2">Она больше не чувствовала тайный безумный смысл в хаотичной разноголосице, записанной на пленку, которую исправно, раз за разом, воспроизводил ее магнитограф. Что-то было нарушено. Глубинная непостижимая связь между ней и таинственным иррациональным шумом на пленке вдруг исказилась - все вокруг, ее дыхание, тело, которое начинало казаться бесформенным и неуклюжим, страшные и странные устройства на ее столе, работающие от переменного тока, <text:s/>синхронно вращающиеся диски магнитографа упрямо сбивались с заложенного во фрагменте ритма, и это искажение, точно губительная радиация, охватывали всю комнату, ставя под сомнение ее кубическую геометрию, поражали все здание видая-лая, где было душно и тихо в любое время дня, весь мира за широким окно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 CYR" svg:font-family="'Times New Roman CY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122H07M55S</meta:editing-duration>
    <meta:editing-cycles>322</meta:editing-cycles>
    <meta:generator>OpenOffice.org/3.1$Win32 OpenOffice.org_project/310m11$Build-9399</meta:generator>
    <dc:date>2010-02-01T13:05:28.92</dc:date>
    <dc:creator>Василий Воронков</dc:creator>
    <meta:document-statistic meta:table-count="0" meta:image-count="0" meta:object-count="0" meta:page-count="10" meta:paragraph-count="76" meta:word-count="3546" meta:character-count="23311"/>
    <meta:user-defined meta:name="Info 1"/>
    <meta:user-defined meta:name="Info 2"/>
    <meta:user-defined meta:name="Info 3"/>
    <meta:user-defined meta:name="Info 4"/>
  </office:meta>
</office:document-meta>
</file>